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dce38" style:font-weight-asian="bold" style:font-weight-complex="bold"/>
    </style:style>
    <style:style style:name="P2" style:family="paragraph" style:parent-style-name="Standard">
      <style:text-properties fo:font-weight="bold" officeooo:rsid="002167c5" officeooo:paragraph-rsid="00318438" style:font-weight-asian="bold" style:font-weight-complex="bold"/>
    </style:style>
    <style:style style:name="P3" style:family="paragraph" style:parent-style-name="Standard">
      <style:text-properties fo:font-weight="bold" officeooo:rsid="0023cfd6" officeooo:paragraph-rsid="0032e760" style:font-weight-asian="bold" style:font-weight-complex="bold"/>
    </style:style>
    <style:style style:name="P4" style:family="paragraph" style:parent-style-name="Standard">
      <style:text-properties fo:font-weight="bold" officeooo:rsid="0026bc9e" officeooo:paragraph-rsid="003cc9eb" style:font-weight-asian="bold" style:font-weight-complex="bold"/>
    </style:style>
    <style:style style:name="P5" style:family="paragraph" style:parent-style-name="Standard">
      <style:text-properties officeooo:paragraph-rsid="001dce38"/>
    </style:style>
    <style:style style:name="P6" style:family="paragraph" style:parent-style-name="Standard">
      <style:text-properties officeooo:rsid="002167c5" officeooo:paragraph-rsid="00318438"/>
    </style:style>
    <style:style style:name="P7" style:family="paragraph" style:parent-style-name="Standard">
      <style:text-properties officeooo:rsid="002167c5" officeooo:paragraph-rsid="0032e760"/>
    </style:style>
    <style:style style:name="P8" style:family="paragraph" style:parent-style-name="Standard">
      <style:text-properties officeooo:rsid="002167c5" officeooo:paragraph-rsid="003663bc"/>
    </style:style>
    <style:style style:name="P9" style:family="paragraph" style:parent-style-name="Standard">
      <style:text-properties fo:font-weight="normal" officeooo:rsid="002167c5" officeooo:paragraph-rsid="003663bc" style:font-weight-asian="normal" style:font-weight-complex="normal"/>
    </style:style>
    <style:style style:name="P10" style:family="paragraph" style:parent-style-name="Standard">
      <style:text-properties fo:font-weight="normal" officeooo:rsid="002167c5" officeooo:paragraph-rsid="0032e760" style:font-weight-asian="normal" style:font-weight-complex="normal"/>
    </style:style>
    <style:style style:name="P11" style:family="paragraph" style:parent-style-name="Standard">
      <style:text-properties fo:font-weight="normal" officeooo:rsid="0023cfd6" officeooo:paragraph-rsid="0032e760" style:font-weight-asian="normal" style:font-weight-complex="normal"/>
    </style:style>
    <style:style style:name="P12" style:family="paragraph" style:parent-style-name="Standard">
      <style:text-properties officeooo:rsid="002570f3" officeooo:paragraph-rsid="0037e2e9"/>
    </style:style>
    <style:style style:name="P13" style:family="paragraph" style:parent-style-name="Standard">
      <style:text-properties officeooo:rsid="002570f3" officeooo:paragraph-rsid="0038388f"/>
    </style:style>
    <style:style style:name="P14" style:family="paragraph" style:parent-style-name="Standard">
      <style:text-properties officeooo:rsid="002570f3" officeooo:paragraph-rsid="00395f8e"/>
    </style:style>
    <style:style style:name="P15" style:family="paragraph" style:parent-style-name="Standard">
      <style:text-properties officeooo:rsid="0025ff62" officeooo:paragraph-rsid="0039f590"/>
    </style:style>
    <style:style style:name="P16" style:family="paragraph" style:parent-style-name="Standard">
      <style:text-properties officeooo:rsid="0025ff62" officeooo:paragraph-rsid="003ae5da"/>
    </style:style>
    <style:style style:name="P17" style:family="paragraph" style:parent-style-name="Standard">
      <style:text-properties officeooo:rsid="0025ff62" officeooo:paragraph-rsid="003bc289"/>
    </style:style>
    <style:style style:name="P18" style:family="paragraph" style:parent-style-name="Standard">
      <style:text-properties officeooo:rsid="0026bc9e" officeooo:paragraph-rsid="003c256d"/>
    </style:style>
    <style:style style:name="P19" style:family="paragraph" style:parent-style-name="Standard">
      <style:text-properties officeooo:rsid="0026bc9e" officeooo:paragraph-rsid="003c7ec1"/>
    </style:style>
    <style:style style:name="P20" style:family="paragraph" style:parent-style-name="Standard">
      <style:text-properties officeooo:rsid="0026bc9e" officeooo:paragraph-rsid="00541b64"/>
    </style:style>
    <style:style style:name="P21" style:family="paragraph" style:parent-style-name="Standard">
      <style:text-properties officeooo:paragraph-rsid="003cc9eb"/>
    </style:style>
    <style:style style:name="P22" style:family="paragraph" style:parent-style-name="Standard">
      <style:text-properties officeooo:rsid="001ea24f" officeooo:paragraph-rsid="003cc9eb"/>
    </style:style>
    <style:style style:name="P23" style:family="paragraph" style:parent-style-name="Standard">
      <style:text-properties officeooo:rsid="001ea24f" officeooo:paragraph-rsid="00452f4c"/>
    </style:style>
    <style:style style:name="P24" style:family="paragraph" style:parent-style-name="Standard">
      <style:text-properties officeooo:rsid="0051b9d1" officeooo:paragraph-rsid="00452f4c"/>
    </style:style>
    <style:style style:name="P25" style:family="paragraph" style:parent-style-name="Standard">
      <style:text-properties fo:font-size="14pt" fo:font-weight="bold" officeooo:rsid="0026bc9e" officeooo:paragraph-rsid="003cc9eb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5ff62" officeooo:paragraph-rsid="003cc9eb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text-properties fo:font-size="14pt" officeooo:rsid="002570f3" officeooo:paragraph-rsid="003cc9eb" style:font-size-asian="14pt" style:font-size-complex="14pt"/>
    </style:style>
    <style:style style:name="P29" style:family="paragraph" style:parent-style-name="Standard">
      <style:text-properties fo:font-size="14pt" officeooo:paragraph-rsid="003cc9eb" style:font-size-asian="14pt" style:font-size-complex="14pt"/>
    </style:style>
    <style:style style:name="P30" style:family="paragraph" style:parent-style-name="Standard">
      <style:text-properties fo:font-size="14pt" officeooo:rsid="001dce38" officeooo:paragraph-rsid="001dce38" style:font-size-asian="14pt" style:font-size-complex="14pt"/>
    </style:style>
    <style:style style:name="P31" style:family="paragraph" style:parent-style-name="Standard">
      <style:text-properties fo:font-size="14pt" officeooo:paragraph-rsid="003e4378" style:font-size-asian="14pt" style:font-size-complex="14pt"/>
    </style:style>
    <style:style style:name="P32" style:family="paragraph" style:parent-style-name="Standard">
      <style:text-properties officeooo:paragraph-rsid="003d3887"/>
    </style:style>
    <style:style style:name="P33" style:family="paragraph" style:parent-style-name="Standard">
      <style:text-properties officeooo:paragraph-rsid="003ff5bd"/>
    </style:style>
    <style:style style:name="P34" style:family="paragraph" style:parent-style-name="Heading_20_3">
      <style:paragraph-properties fo:text-align="center" style:justify-single-word="false"/>
      <style:text-properties fo:font-size="18pt" officeooo:paragraph-rsid="001dce38" style:font-size-asian="18pt" style:font-size-complex="18pt"/>
    </style:style>
    <style:style style:name="P35" style:family="paragraph" style:parent-style-name="Standard">
      <style:text-properties officeooo:rsid="001d7a4d" officeooo:paragraph-rsid="003ff5bd"/>
    </style:style>
    <style:style style:name="P36" style:family="paragraph" style:parent-style-name="Standard">
      <style:text-properties officeooo:rsid="002570f3" officeooo:paragraph-rsid="00395f8e"/>
    </style:style>
    <style:style style:name="P37" style:family="paragraph" style:parent-style-name="Standard">
      <style:text-properties officeooo:rsid="002570f3" officeooo:paragraph-rsid="00600b06"/>
    </style:style>
    <style:style style:name="P38" style:family="paragraph" style:parent-style-name="Standard">
      <style:text-properties officeooo:rsid="002c1e78" officeooo:paragraph-rsid="00600b06"/>
    </style:style>
    <style:style style:name="P39" style:family="paragraph" style:parent-style-name="Standard">
      <style:text-properties officeooo:rsid="0026bc9e" officeooo:paragraph-rsid="00541b64"/>
    </style:style>
    <style:style style:name="P40" style:family="paragraph" style:parent-style-name="Standard">
      <style:text-properties officeooo:rsid="0026bc9e" officeooo:paragraph-rsid="006150b1"/>
    </style:style>
    <style:style style:name="P41" style:family="paragraph" style:parent-style-name="Standard">
      <style:text-properties officeooo:rsid="0026bc9e" officeooo:paragraph-rsid="0066cc36"/>
    </style:style>
    <style:style style:name="P42" style:family="paragraph" style:parent-style-name="Standard">
      <style:text-properties officeooo:rsid="0026bc9e" officeooo:paragraph-rsid="006a084e"/>
    </style:style>
    <style:style style:name="P43" style:family="paragraph">
      <loext:graphic-properties draw:fill="none" draw:fill-color="#ffffff"/>
    </style:style>
    <style:style style:name="T1" style:family="text">
      <style:text-properties officeooo:rsid="001dce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ce38" style:font-weight-asian="bold" style:font-weight-complex="bold"/>
    </style:style>
    <style:style style:name="T4" style:family="text">
      <style:text-properties fo:font-weight="bold" officeooo:rsid="002570f3" style:font-weight-asian="bold" style:font-weight-complex="bold"/>
    </style:style>
    <style:style style:name="T5" style:family="text">
      <style:text-properties fo:font-weight="bold" officeooo:rsid="00318438" style:font-weight-asian="bold" style:font-weight-complex="bold"/>
    </style:style>
    <style:style style:name="T6" style:family="text">
      <style:text-properties fo:font-weight="bold" officeooo:rsid="0037e2e9" style:font-weight-asian="bold" style:font-weight-complex="bold"/>
    </style:style>
    <style:style style:name="T7" style:family="text">
      <style:text-properties fo:font-weight="bold" officeooo:rsid="003cc9eb" style:font-weight-asian="bold" style:font-weight-complex="bold"/>
    </style:style>
    <style:style style:name="T8" style:family="text">
      <style:text-properties fo:font-weight="bold" officeooo:rsid="0026bc9e" style:font-weight-asian="bold" style:font-weight-complex="bold"/>
    </style:style>
    <style:style style:name="T9" style:family="text">
      <style:text-properties fo:font-weight="bold" officeooo:rsid="001f9c65" style:font-weight-asian="bold" style:language-complex="none" style:country-complex="none" style:font-weight-complex="bold"/>
    </style:style>
    <style:style style:name="T10" style:family="text">
      <style:text-properties officeooo:rsid="001f9c65" style:language-complex="none" style:country-complex="none"/>
    </style:style>
    <style:style style:name="T11" style:family="text">
      <style:text-properties officeooo:rsid="00206650"/>
    </style:style>
    <style:style style:name="T12" style:family="text">
      <style:text-properties officeooo:rsid="002570f3"/>
    </style:style>
    <style:style style:name="T13" style:family="text">
      <style:text-properties officeooo:rsid="0034948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f46ac" style:font-weight-asian="normal" style:font-weight-complex="normal"/>
    </style:style>
    <style:style style:name="T16" style:family="text">
      <style:text-properties officeooo:rsid="0039f590"/>
    </style:style>
    <style:style style:name="T17" style:family="text">
      <style:text-properties officeooo:rsid="003c256d"/>
    </style:style>
    <style:style style:name="T18" style:family="text">
      <style:text-properties officeooo:rsid="003cc9eb"/>
    </style:style>
    <style:style style:name="T19" style:family="text">
      <style:text-properties officeooo:rsid="001ea24f"/>
    </style:style>
    <style:style style:name="T20" style:family="text">
      <style:text-properties officeooo:rsid="00452f4c"/>
    </style:style>
    <style:style style:name="T21" style:family="text">
      <style:text-properties officeooo:rsid="004c28dd"/>
    </style:style>
    <style:style style:name="T22" style:family="text">
      <style:text-properties officeooo:rsid="00545c46"/>
    </style:style>
    <style:style style:name="T23" style:family="text">
      <style:text-properties officeooo:rsid="005fad12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3cc9eb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3c256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6150b1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66cc36" style:font-size-asian="14pt" style:font-weight-asian="bold" style:font-size-complex="14pt" style:font-weight-complex="bold"/>
    </style:style>
    <style:style style:name="T29" style:family="text">
      <style:text-properties officeooo:rsid="0062dfda"/>
    </style:style>
    <style:style style:name="T30" style:family="text">
      <style:text-properties officeooo:rsid="006f33de"/>
    </style:style>
    <style:style style:name="T31" style:family="text">
      <style:text-properties officeooo:rsid="0071c33a"/>
    </style:style>
    <style:style style:name="T32" style:family="text">
      <style:text-properties officeooo:rsid="00736cb2"/>
    </style:style>
    <style:style style:name="T33" style:family="text">
      <style:text-properties officeooo:rsid="00752b3a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3">DSA ASSIGNMENT – <text:span text:style-name="T1">2</text:span></text:h>
      <text:p text:style-name="Horizontal_20_Line"/>
      <text:p text:style-name="P1"/>
      <text:p text:style-name="P27"><text:span text:style-name="T7">Chap 3 - </text:span><text:span text:style-name="T4">Q </text:span><text:span text:style-name="T5">2</text:span><text:span text:style-name="T9">]</text:span><text:span text:style-name="T12"> </text:span>To find the smallest and largest element in a single linked list.</text:p>
      <text:p text:style-name="P6"/>
      <text:p text:style-name="P6">#include&lt;stdio.h&gt;</text:p>
      <text:p text:style-name="P6">#include&lt;stdlib.h&gt;</text:p>
      <text:p text:style-name="P6"/>
      <text:p text:style-name="P6">struct node</text:p>
      <text:p text:style-name="P6">{</text:p>
      <text:p text:style-name="P6"><text:tab/>int info; </text:p>
      <text:p text:style-name="P6"><text:tab/>struct node *link; </text:p>
      <text:p text:style-name="P6">}; </text:p>
      <text:p text:style-name="P6"/>
      <text:p text:style-name="P6">int largest(struct node *ptr)</text:p>
      <text:p text:style-name="P6">{</text:p>
      <text:p text:style-name="P6"><text:tab/>int large = ptr → info; </text:p>
      <text:p text:style-name="P6"><text:tab/>while(ptr != NULL)</text:p>
      <text:p text:style-name="P6"><text:tab/>{</text:p>
      <text:p text:style-name="P6"><text:tab/><text:tab/>if(ptr → info &gt;large)</text:p>
      <text:p text:style-name="P2"><text:tab/><text:tab/><text:span text:style-name="T14"><text:tab/>large = ptr → info; </text:span></text:p>
      <text:p text:style-name="P7"><text:tab/><text:tab/>ptr=ptr → link; </text:p>
      <text:p text:style-name="P7"><text:tab/>}</text:p>
      <text:p text:style-name="P7"><text:tab/>return large; </text:p>
      <text:p text:style-name="P7">}</text:p>
      <text:p text:style-name="P7"/>
      <text:p text:style-name="P7">int smallest(struct node *ptr)</text:p>
      <text:p text:style-name="P7">{</text:p>
      <text:p text:style-name="P7"><text:tab/>int small=ptr → info; </text:p>
      <text:p text:style-name="P7"><text:tab/>while(ptr != NULL)</text:p>
      <text:p text:style-name="P7"><text:tab/>{</text:p>
      <text:p text:style-name="P7"><text:tab/><text:tab/>if(ptr → info &lt; small)</text:p>
      <text:p text:style-name="P7"><text:tab/><text:tab/><text:tab/>small = ptr → info; </text:p>
      <text:p text:style-name="P7"><text:tab/><text:tab/>ptr=ptr → link; </text:p>
      <text:p text:style-name="P7"><text:tab/>}</text:p>
      <text:p text:style-name="P7"><text:tab/>return small; </text:p>
      <text:p text:style-name="P7">}</text:p>
      <text:p text:style-name="P7"/>
      <text:p text:style-name="P7">struct node *createList(struct node *start)</text:p>
      <text:p text:style-name="P7">{</text:p>
      <text:p text:style-name="P7"><text:tab/>int i, n, data; </text:p>
      <text:p text:style-name="P7"><text:tab/>printf("\nEnter the number of nodes : "); </text:p>
      <text:p text:style-name="P7"><text:tab/>scanf("%d", &amp;n); </text:p>
      <text:p text:style-name="P7"><text:tab/>start=NULL; </text:p>
      <text:p text:style-name="P7"><text:tab/>if(n == 0)</text:p>
      <text:p text:style-name="P7"><text:soft-page-break/><text:tab/><text:tab/>return start; </text:p>
      <text:p text:style-name="P7"/>
      <text:p text:style-name="P7"><text:tab/>printf("\nEnter the element to be inserted : "); </text:p>
      <text:p text:style-name="P7"><text:tab/>scanf("%d", &amp;data); </text:p>
      <text:p text:style-name="P7"><text:tab/>start=addAtBeg(start, data); </text:p>
      <text:p text:style-name="P7"/>
      <text:p text:style-name="P7"><text:tab/>for(i=2; i &lt;= n; i++)</text:p>
      <text:p text:style-name="P7"><text:tab/>{</text:p>
      <text:p text:style-name="P7"><text:tab/><text:tab/>printf("\nEnter the element to be inserted : "); </text:p>
      <text:p text:style-name="P7"><text:tab/><text:tab/>scanf("%d", &amp;data); </text:p>
      <text:p text:style-name="P7"><text:tab/><text:tab/>start=addAtEnd(start, data); <text:tab/></text:p>
      <text:p text:style-name="P7"><text:tab/>}</text:p>
      <text:p text:style-name="P7"><text:tab/>return start; </text:p>
      <text:p text:style-name="P7">}</text:p>
      <text:p text:style-name="P7"/>
      <text:p text:style-name="P7">void display(struct node *start)</text:p>
      <text:p text:style-name="P7">{</text:p>
      <text:p text:style-name="P7"><text:tab/>struct node *p; </text:p>
      <text:p text:style-name="P7"><text:tab/>if(start == NULL)</text:p>
      <text:p text:style-name="P7"><text:tab/>{</text:p>
      <text:p text:style-name="P7"><text:tab/><text:tab/>printf("\nList is empty\n"); </text:p>
      <text:p text:style-name="P7"><text:tab/><text:tab/>return; </text:p>
      <text:p text:style-name="P7"><text:tab/>}</text:p>
      <text:p text:style-name="P10"><text:tab/>p=start; </text:p>
      <text:p text:style-name="P7"><text:tab/>printf("\nList is :\n"); </text:p>
      <text:p text:style-name="P7"><text:tab/>while(p != NULL)</text:p>
      <text:p text:style-name="P7"><text:tab/>{</text:p>
      <text:p text:style-name="P7"><text:tab/><text:tab/>printf("\n%d ", p → info); </text:p>
      <text:p text:style-name="P7"><text:tab/><text:tab/>p=p → link; </text:p>
      <text:p text:style-name="P7"><text:tab/>}</text:p>
      <text:p text:style-name="P7"><text:tab/>printf("\n\n"); </text:p>
      <text:p text:style-name="P7">}</text:p>
      <text:p text:style-name="P7">struct node *addAtBeg(struct node *start, int data)</text:p>
      <text:p text:style-name="P7">{</text:p>
      <text:p text:style-name="P7"><text:tab/>struct node *tmp; </text:p>
      <text:p text:style-name="P7"><text:tab/>tmp=(struct node *) malloc (sizeof(struct node)); </text:p>
      <text:p text:style-name="P7"><text:tab/>tmp → info=data; </text:p>
      <text:p text:style-name="P7"><text:tab/>tmp → link=start; </text:p>
      <text:p text:style-name="P7"><text:tab/>start=tmp; </text:p>
      <text:p text:style-name="P7"><text:tab/>return start; </text:p>
      <text:p text:style-name="P7">}</text:p>
      <text:p text:style-name="P7"/>
      <text:p text:style-name="P7">struct node *addAtEnd(struct node *start, int data)</text:p>
      <text:p text:style-name="P7">{</text:p>
      <text:p text:style-name="P7"><text:tab/>struct node *p, *tmp; </text:p>
      <text:p text:style-name="P7"><text:tab/>tmp=(struct node *) malloc (sizeof(struct node)); </text:p>
      <text:p text:style-name="P7"><text:tab/>tmp → info=data; </text:p>
      <text:p text:style-name="P7"><text:soft-page-break/><text:tab/>p=start; </text:p>
      <text:p text:style-name="P7"><text:tab/>while(p → link != NULL)</text:p>
      <text:p text:style-name="P7"><text:tab/><text:tab/>p=p → link; </text:p>
      <text:p text:style-name="P7"><text:tab/>p → link=tmp; </text:p>
      <text:p text:style-name="P7"><text:tab/>tmp → link=NULL; </text:p>
      <text:p text:style-name="P7"><text:tab/>return start; </text:p>
      <text:p text:style-name="P11">} </text:p>
      <text:p text:style-name="P3"/>
      <text:p text:style-name="P8"><text:span text:style-name="T13">int </text:span>main()</text:p>
      <text:p text:style-name="P8">{</text:p>
      <text:p text:style-name="P8"><text:tab/>struct node *start=NULL; </text:p>
      <text:p text:style-name="P8"><text:tab/>int n; </text:p>
      <text:p text:style-name="P8"><text:tab/>start=createList(start); </text:p>
      <text:p text:style-name="P8"><text:tab/>display(start); </text:p>
      <text:p text:style-name="P8"><text:tab/>printf("\n<text:span text:style-name="T31">The l</text:span>argest element is %d\n", largest(start)); </text:p>
      <text:p text:style-name="P8"><text:tab/>printf("\n<text:span text:style-name="T31">The s</text:span>mallest element is %d\n", smallest(start)); </text:p>
      <text:p text:style-name="P8"><text:tab/>printf("\nEnter a value : "); </text:p>
      <text:p text:style-name="P8"><text:tab/>scanf("%d", &amp;n); </text:p>
      <text:p text:style-name="P8"><text:tab/>printf("\nThe value %d occurs %d times\n", n, countOccurrences(start, n) ); </text:p>
      <text:p text:style-name="P9">}</text:p>
      <text:p text:style-name="P1"/>
      <text:p text:style-name="P29"><text:span text:style-name="T7">Chap 3 - </text:span><text:span text:style-name="T2">Q </text:span><text:span text:style-name="T3">6</text:span><text:span text:style-name="T9">]</text:span><text:span text:style-name="T10"> </text:span>Write a <text:span text:style-name="T1">program to swap adjacent elements of a single linked list by:</text:span></text:p>
      <text:p text:style-name="P30"><text:tab/>1.) exchanging info part.</text:p>
      <text:p text:style-name="P30"><text:tab/>2.) rearranging links.</text:p>
      <text:p text:style-name="P5"/>
      <text:p text:style-name="P5">#include&lt;stdio.h&gt;</text:p>
      <text:p text:style-name="P5">#include&lt;stdlib.h&gt;</text:p>
      <text:p text:style-name="P5"/>
      <text:p text:style-name="P5">struct node {</text:p>
      <text:p text:style-name="P5"><text:s text:c="4"/>struct node *link; </text:p>
      <text:p text:style-name="P5"><text:s text:c="4"/>int data; </text:p>
      <text:p text:style-name="P5">}; </text:p>
      <text:p text:style-name="P5"/>
      <text:p text:style-name="P5">struct node* insert(struct node *start, int info) {</text:p>
      <text:p text:style-name="P5"><text:s text:c="4"/>struct node *temp, *p; </text:p>
      <text:p text:style-name="P5"><text:s text:c="4"/>temp = (struct node*) malloc (sizeof(struct node)); </text:p>
      <text:p text:style-name="P5"><text:s text:c="4"/>temp → data = info; </text:p>
      <text:p text:style-name="P5"><text:s text:c="5"/>p = start; </text:p>
      <text:p text:style-name="P5"><text:s text:c="4"/>if(p == NULL) {</text:p>
      <text:p text:style-name="P5"><text:s text:c="8"/>temp → link = NULL; </text:p>
      <text:p text:style-name="P5"><text:s text:c="8"/>start = temp; </text:p>
      <text:p text:style-name="P5"><text:s text:c="8"/>return start; </text:p>
      <text:p text:style-name="P5"><text:s text:c="4"/>} </text:p>
      <text:p text:style-name="P5"><text:s text:c="4"/>while(p → link != NULL)</text:p>
      <text:p text:style-name="P5"><text:s text:c="4"/>p = p → link; </text:p>
      <text:p text:style-name="P5"><text:soft-page-break/><text:s text:c="4"/>p→link = temp; </text:p>
      <text:p text:style-name="P5"><text:s text:c="4"/>temp → link = NULL; </text:p>
      <text:p text:style-name="P5"><text:s text:c="4"/>return start; </text:p>
      <text:p text:style-name="P5">}</text:p>
      <text:p text:style-name="P5">void display(struct node *start) {</text:p>
      <text:p text:style-name="P5"><text:s text:c="4"/>struct node *p; </text:p>
      <text:p text:style-name="P5"><text:s text:c="4"/>p = start; </text:p>
      <text:p text:style-name="P5"><text:s text:c="4"/>while(p != NULL) {</text:p>
      <text:p text:style-name="P5"><text:s text:c="8"/>printf("\n%d ", p → data); </text:p>
      <text:p text:style-name="P5"><text:s text:c="8"/>p = p → link; </text:p>
      <text:p text:style-name="P5"><text:s text:c="4"/>}</text:p>
      <text:p text:style-name="P5">}</text:p>
      <text:p text:style-name="P5">struct node* swapData(struct node *s) {</text:p>
      <text:p text:style-name="P5"><text:s text:c="4"/>struct node*p; </text:p>
      <text:p text:style-name="P5"><text:s text:c="4"/>p = s; </text:p>
      <text:p text:style-name="P5"><text:s text:c="4"/>int t; </text:p>
      <text:p text:style-name="P5"><text:s text:c="4"/>while(p != NULL &amp;&amp; p→link != NULL) {</text:p>
      <text:p text:style-name="P5"><text:s text:c="8"/>t = p → data; </text:p>
      <text:p text:style-name="P5"><text:s text:c="8"/>p→ data = p→link → data; </text:p>
      <text:p text:style-name="P5"><text:s text:c="8"/>p→ link→ data = t; </text:p>
      <text:p text:style-name="P5"><text:s text:c="8"/>p = p→link→l ink; </text:p>
      <text:p text:style-name="P5"><text:s text:c="4"/>}</text:p>
      <text:p text:style-name="P5"><text:s text:c="4"/>return s; </text:p>
      <text:p text:style-name="P5">}</text:p>
      <text:p text:style-name="P5">struct node* swapLink(struct node* head) <text:s/>{ </text:p>
      <text:p text:style-name="P5"><text:s text:c="4"/>if (head == NULL || head → link == NULL) return head; </text:p>
      <text:p text:style-name="P5"><text:s text:c="2"/></text:p>
      <text:p text:style-name="P5"><text:s text:c="4"/>struct node* remaining = head→link→ ink; <text:s text:c="2"/></text:p>
      <text:p text:style-name="P5"><text:s text:c="4"/>struct node* newHead = head → link; <text:s text:c="2"/></text:p>
      <text:p text:style-name="P5"><text:s text:c="4"/>head → link → link = head; <text:s text:c="2"/></text:p>
      <text:p text:style-name="P5"><text:s text:c="4"/>head → link = swapLink(remaining); </text:p>
      <text:p text:style-name="P5"><text:s text:c="4"/>return newHead; </text:p>
      <text:p text:style-name="P5">} </text:p>
      <text:p text:style-name="P5">int main() {</text:p>
      <text:p text:style-name="P5"><text:s text:c="4"/>struct node *start; </text:p>
      <text:p text:style-name="P5"><text:s text:c="4"/>start = NULL; </text:p>
      <text:p text:style-name="P5"><text:s text:c="4"/>int info, i, n; </text:p>
      <text:p text:style-name="P5"><text:s text:c="4"/>printf("\n<text:span text:style-name="T11">E</text:span>nter <text:span text:style-name="T11">number</text:span> of nodes: "); </text:p>
      <text:p text:style-name="P5"><text:s text:c="4"/>scanf("%d", &amp;n); </text:p>
      <text:p text:style-name="P5"><text:s text:c="4"/>for(i = 0; <text:span text:style-name="T11">i</text:span> &lt; n; i++) {</text:p>
      <text:p text:style-name="P5"><text:s text:c="8"/>printf("\n<text:span text:style-name="T11">E</text:span>nter <text:span text:style-name="T32">data</text:span> for node #%d:", i+1); </text:p>
      <text:p text:style-name="P5"><text:s text:c="8"/>scanf("%d", &amp;info); </text:p>
      <text:p text:style-name="P5"><text:s text:c="8"/>start = insert(start, info); </text:p>
      <text:p text:style-name="P5"><text:s text:c="4"/>}</text:p>
      <text:p text:style-name="P5"><text:s text:c="4"/>swapData(start); </text:p>
      <text:p text:style-name="P5"><text:soft-page-break/><text:s text:c="3"/>swapLink(start); </text:p>
      <text:p text:style-name="P5"><text:s text:c="3"/>display(start); </text:p>
      <text:p text:style-name="P5">}</text:p>
      <text:p text:style-name="P5"/>
      <text:p text:style-name="P28"><text:span text:style-name="T7">Chap 3 - </text:span><text:span text:style-name="T6">Q 12 ]</text:span></text:p>
      <text:p text:style-name="P28"/>
      <text:p text:style-name="P12">#include&lt;stdio.h&gt;</text:p>
      <text:p text:style-name="P12">#include&lt;stdlib.h&gt;</text:p>
      <text:p text:style-name="P12"/>
      <text:p text:style-name="P12">struct node {</text:p>
      <text:p text:style-name="P12"><text:tab/>int info; </text:p>
      <text:p text:style-name="P12"><text:tab/>struct node *link; </text:p>
      <text:p text:style-name="P12">}; </text:p>
      <text:p text:style-name="P13">void Print(struct node *p1, struct node *p2) {</text:p>
      <text:p text:style-name="P13"><text:tab/>int i=1; </text:p>
      <text:p text:style-name="P13"><text:tab/></text:p>
      <text:p text:style-name="P13"><text:tab/>if(p1 == NULL || p2 == NULL)</text:p>
      <text:p text:style-name="P13"><text:tab/><text:tab/>return; </text:p>
      <text:p text:style-name="P13"><text:tab/><text:tab/></text:p>
      <text:p text:style-name="P13"><text:tab/>while(p1 != NULL) {</text:p>
      <text:p text:style-name="P13"><text:tab/><text:tab/>while(i &lt; p1→info) {</text:p>
      <text:p text:style-name="P13"><text:tab/><text:tab/><text:tab/>p2=p2 → link; </text:p>
      <text:p text:style-name="P13"><text:tab/><text:tab/><text:tab/>if(p2 == NULL) {</text:p>
      <text:p text:style-name="P13"><text:tab/><text:tab/><text:tab/><text:tab/>printf("\nError : Less than %d elements\n", p1 → info); </text:p>
      <text:p text:style-name="P13"><text:tab/><text:tab/><text:tab/><text:tab/>return; </text:p>
      <text:p text:style-name="P13"><text:tab/><text:tab/><text:tab/>}</text:p>
      <text:p text:style-name="P13"><text:tab/><text:tab/><text:tab/>i++; </text:p>
      <text:p text:style-name="P13"><text:tab/><text:tab/>}</text:p>
      <text:p text:style-name="P13"><text:tab/><text:tab/>printf("\n%d ", p2 → info); </text:p>
      <text:p text:style-name="P13"><text:tab/><text:tab/>p1=p1 → link; <text:tab/></text:p>
      <text:p text:style-name="P13"><text:tab/>}</text:p>
      <text:p text:style-name="P13"><text:tab/>printf("\n"); </text:p>
      <text:p text:style-name="P13">}</text:p>
      <text:p text:style-name="P13">struct node *createList(struct node *start) {</text:p>
      <text:p text:style-name="P13"><text:tab/>int i, n, data; </text:p>
      <text:p text:style-name="P13"><text:tab/>printf("\nEnter the number of nodes : "); </text:p>
      <text:p text:style-name="P13"><text:tab/>scanf("%d", &amp;n); </text:p>
      <text:p text:style-name="P13"><text:tab/>start=NULL; </text:p>
      <text:p text:style-name="P13"><text:tab/>if(n == 0)</text:p>
      <text:p text:style-name="P13"><text:tab/><text:tab/>return start; </text:p>
      <text:p text:style-name="P13"><text:tab/>printf("\nEnter the element to be inserted : "); </text:p>
      <text:p text:style-name="P13"><text:tab/>scanf("%d", &amp;data); </text:p>
      <text:p text:style-name="P13"><text:tab/>start=addAtBeg(start, data); </text:p>
      <text:p text:style-name="P13"><text:tab/>for(i=2; i &lt;= n; i++) {</text:p>
      <text:p text:style-name="P13"><text:tab/><text:tab/>printf("\nEnter the element to be inserted : "); </text:p>
      <text:p text:style-name="P13"><text:tab/><text:tab/>scanf("%d", &amp;data); </text:p>
      <text:p text:style-name="P13"><text:soft-page-break/><text:tab/><text:tab/>start=addAtEnd(start, data); <text:tab/></text:p>
      <text:p text:style-name="P13"><text:tab/>}</text:p>
      <text:p text:style-name="P13"><text:tab/>return start; </text:p>
      <text:p text:style-name="P13">}</text:p>
      <text:p text:style-name="P13"/>
      <text:p text:style-name="P13">void display(struct node *start) {</text:p>
      <text:p text:style-name="P13"><text:tab/>struct node *p; </text:p>
      <text:p text:style-name="P13"><text:tab/>if(start == NULL) {</text:p>
      <text:p text:style-name="P13"><text:tab/><text:tab/>printf("\n Empty\n"); </text:p>
      <text:p text:style-name="P13"><text:tab/><text:tab/>return; </text:p>
      <text:p text:style-name="P13"><text:tab/>}</text:p>
      <text:p text:style-name="P13"><text:tab/>p=start; </text:p>
      <text:p text:style-name="P13"><text:tab/></text:p>
      <text:p text:style-name="P13"><text:tab/>while(p != NULL) {</text:p>
      <text:p text:style-name="P13"><text:tab/><text:tab/>printf("\n%d ", p → info); </text:p>
      <text:p text:style-name="P13"><text:tab/><text:tab/>p=p → link; </text:p>
      <text:p text:style-name="P13"><text:tab/>}</text:p>
      <text:p text:style-name="P13"><text:tab/>printf("\n\n"); </text:p>
      <text:p text:style-name="P13">}</text:p>
      <text:p text:style-name="P13">struct node *addAtBeg(struct node *start, int data) {</text:p>
      <text:p text:style-name="P13"><text:tab/>struct node *tmp; </text:p>
      <text:p text:style-name="P13"><text:tab/>tmp=(struct node *) malloc (sizeof(struct node)); </text:p>
      <text:p text:style-name="P13"><text:tab/>tmp → info=data; </text:p>
      <text:p text:style-name="P13"><text:tab/>tmp → link=start; </text:p>
      <text:p text:style-name="P13"><text:tab/>start=tmp; </text:p>
      <text:p text:style-name="P13"><text:tab/>return start; </text:p>
      <text:p text:style-name="P13">}</text:p>
      <text:p text:style-name="P13">struct node *addAtEnd(struct node *start, int data) {</text:p>
      <text:p text:style-name="P13"><text:tab/>struct node *p, *tmp; </text:p>
      <text:p text:style-name="P13"><text:tab/>tmp=(struct node *) malloc (sizeof(struct node)); </text:p>
      <text:p text:style-name="P13"><text:tab/>tmp → info=data; </text:p>
      <text:p text:style-name="P13"><text:tab/>p=start; </text:p>
      <text:p text:style-name="P13"><text:tab/>while(p → link != NULL)</text:p>
      <text:p text:style-name="P13"><text:tab/><text:tab/>p=p → link; </text:p>
      <text:p text:style-name="P13"><text:tab/>p → link=tmp; </text:p>
      <text:p text:style-name="P13"><text:tab/>tmp→link=NULL; </text:p>
      <text:p text:style-name="P14"><text:tab/>return start; </text:p>
      <text:p text:style-name="P14">}</text:p>
      <text:p text:style-name="P14"/>
      <text:p text:style-name="P14">struct node *insert_s(struct node *start, int data) {</text:p>
      <text:p text:style-name="P14"><text:tab/>struct node *p, *tmp; </text:p>
      <text:p text:style-name="P14"><text:tab/>tmp=(struct node *) malloc (sizeof(struct node)); </text:p>
      <text:p text:style-name="P14"><text:tab/>tmp → info=data; </text:p>
      <text:p text:style-name="P14"><text:tab/>if(start == NULL || data&lt;start→info) {</text:p>
      <text:p text:style-name="P14"><text:tab/><text:tab/>tmp → link=start; </text:p>
      <text:p text:style-name="P14"><text:tab/><text:tab/>start=tmp; </text:p>
      <text:p text:style-name="P14"><text:tab/><text:tab/>return start; </text:p>
      <text:p text:style-name="P14"><text:soft-page-break/><text:tab/>}</text:p>
      <text:p text:style-name="P14"><text:tab/>else {</text:p>
      <text:p text:style-name="P14"><text:tab/><text:tab/>p=start; </text:p>
      <text:p text:style-name="P14"><text:tab/><text:tab/>while(p → link != NULL &amp;&amp; p → link → info &lt; data)</text:p>
      <text:p text:style-name="P14"><text:tab/><text:tab/><text:tab/>p=p → link; </text:p>
      <text:p text:style-name="P14"><text:tab/><text:tab/>tmp → link=p → link; </text:p>
      <text:p text:style-name="P14"><text:tab/><text:tab/>p → link=tmp; </text:p>
      <text:p text:style-name="P14"><text:tab/>}</text:p>
      <text:p text:style-name="P14"><text:tab/>return start; </text:p>
      <text:p text:style-name="P14">}</text:p>
      <text:p text:style-name="P14"/>
      <text:p text:style-name="P37"><text:span text:style-name="T23">int </text:span>main() {</text:p>
      <text:p text:style-name="P37"><text:tab/>struct node *start1=NULL, *start2=NULL; <text:tab/></text:p>
      <text:p text:style-name="P37"><text:tab/>int i, n, data; </text:p>
      <text:p text:style-name="P37"><text:tab/>printf("\nEnter the sorted list L1 : \n"); </text:p>
      <text:p text:style-name="P37"><text:tab/>printf("\nEnter the number of elements : "); </text:p>
      <text:p text:style-name="P37"><text:tab/>scanf("%d", &amp;n); </text:p>
      <text:p text:style-name="P37"><text:tab/>for(i=1; i &lt;= n; i++) {</text:p>
      <text:p text:style-name="P37"><text:tab/><text:tab/>printf("\nEnter the element to be inserted : "); </text:p>
      <text:p text:style-name="P37"><text:tab/><text:tab/>scanf("%d", &amp;data); </text:p>
      <text:p text:style-name="P37"><text:tab/><text:tab/>start1=insert_s(start1, data); </text:p>
      <text:p text:style-name="P37"><text:tab/>}</text:p>
      <text:p text:style-name="P37"><text:tab/>printf("\nEnter the list L2 : \n"); </text:p>
      <text:p text:style-name="P37"><text:tab/>start2 = createList(start2); <text:tab/></text:p>
      <text:p text:style-name="P37"><text:tab/>printf("\nList L1 is <text:s/>: \n"); </text:p>
      <text:p text:style-name="P37"><text:tab/>display(start1); </text:p>
      <text:p text:style-name="P37"><text:tab/>printf("\nList L2 is <text:s/>: \n"); </text:p>
      <text:p text:style-name="P37"><text:tab/>display(start2); </text:p>
      <text:p text:style-name="P37"><text:tab/>Print(start1, start2); </text:p>
      <text:p text:style-name="P38">}</text:p>
      <text:p text:style-name="P14"/>
      <text:p text:style-name="P26"><text:span text:style-name="T18">Chap 3 - Q </text:span>21 <text:span text:style-name="T16">]</text:span></text:p>
      <text:p text:style-name="P15"/>
      <text:p text:style-name="P16">struct node *<text:span text:style-name="T21">i</text:span>ntersection(struct node *start1, struct node *start2) {</text:p>
      <text:p text:style-name="P16"><text:tab/>struct node *start3 = NULL, *ptr = start1; </text:p>
      <text:p text:style-name="P16"><text:tab/>while(ptr != NULL) {</text:p>
      <text:p text:style-name="P16"><text:tab/><text:tab/>if( isPresent(start2, ptr → info) )</text:p>
      <text:p text:style-name="P16"><text:tab/><text:tab/><text:tab/>start3 = insert(start3, ptr → info); <text:tab/><text:tab/><text:tab/></text:p>
      <text:p text:style-name="P16"><text:tab/><text:tab/>ptr = ptr → link; <text:tab/><text:tab/></text:p>
      <text:p text:style-name="P16"><text:tab/>}</text:p>
      <text:p text:style-name="P16"><text:tab/>return start3; </text:p>
      <text:p text:style-name="P16">}</text:p>
      <text:p text:style-name="P16"/>
      <text:p text:style-name="P16">int isPresent(struct node *start, int data) {</text:p>
      <text:p text:style-name="P16"><text:tab/>struct node *ptr = start; </text:p>
      <text:p text:style-name="P16"><text:tab/>while(ptr != NULL) {</text:p>
      <text:p text:style-name="P16"><text:soft-page-break/><text:tab/><text:tab/>if(ptr → info == data )</text:p>
      <text:p text:style-name="P16"><text:tab/><text:tab/><text:tab/>return 1; </text:p>
      <text:p text:style-name="P16"><text:tab/><text:tab/>ptr = ptr → link; </text:p>
      <text:p text:style-name="P16"><text:tab/>}</text:p>
      <text:p text:style-name="P16"><text:tab/>return 0; </text:p>
      <text:p text:style-name="P16">}</text:p>
      <text:p text:style-name="P17"/>
      <text:p text:style-name="P25"><text:span text:style-name="T18">Chap 3 - Q </text:span>23<text:span text:style-name="T17">]</text:span></text:p>
      <text:p text:style-name="P4"/>
      <text:p text:style-name="P18">#include&lt;stdio.h&gt;</text:p>
      <text:p text:style-name="P18">#include&lt;stdlib.h&gt;</text:p>
      <text:p text:style-name="P18"/>
      <text:p text:style-name="P18">struct node {</text:p>
      <text:p text:style-name="P18"><text:tab/>int info; </text:p>
      <text:p text:style-name="P18"><text:tab/>struct node *link; </text:p>
      <text:p text:style-name="P18">}; </text:p>
      <text:p text:style-name="P18"/>
      <text:p text:style-name="P18">void PositiveNegative(struct node **start1, struct node **start2, struct node **start3) {</text:p>
      <text:p text:style-name="P18"><text:tab/>struct node *p1 = *start1, *p2 = *start2, *p3 = *start3; </text:p>
      <text:p text:style-name="P18"><text:tab/>while(p1 != NULL) {</text:p>
      <text:p text:style-name="P18"><text:tab/><text:tab/>if((p1 → info)&lt;0) {</text:p>
      <text:p text:style-name="P19"><text:tab/><text:tab/><text:tab/>if(*start2 == NULL)</text:p>
      <text:p text:style-name="P19"><text:tab/><text:tab/><text:tab/><text:tab/>p2=*start2=p1; </text:p>
      <text:p text:style-name="P19"><text:tab/><text:tab/><text:tab/>else {</text:p>
      <text:p text:style-name="P19"><text:tab/><text:tab/><text:tab/><text:tab/>p2 → link=p1; </text:p>
      <text:p text:style-name="P19"><text:tab/><text:tab/><text:tab/><text:tab/>p2=p2 → link; </text:p>
      <text:p text:style-name="P19"><text:tab/><text:tab/><text:tab/>}</text:p>
      <text:p text:style-name="P19"><text:tab/><text:tab/>}</text:p>
      <text:p text:style-name="P19"><text:tab/><text:tab/>else {</text:p>
      <text:p text:style-name="P19"><text:tab/><text:tab/><text:tab/>if(*start3 == NULL)</text:p>
      <text:p text:style-name="P19"><text:tab/><text:tab/><text:tab/><text:tab/>p3=*start3=p1; </text:p>
      <text:p text:style-name="P19"><text:tab/><text:tab/><text:tab/>else {</text:p>
      <text:p text:style-name="P19"><text:tab/><text:tab/><text:tab/><text:tab/>p3 → link=p1; </text:p>
      <text:p text:style-name="P19"><text:tab/><text:tab/><text:tab/><text:tab/>p3=p3 → link; </text:p>
      <text:p text:style-name="P19"><text:tab/><text:tab/><text:tab/>}</text:p>
      <text:p text:style-name="P19"><text:tab/><text:tab/>}</text:p>
      <text:p text:style-name="P19"><text:tab/><text:tab/>p1=p1 → link; </text:p>
      <text:p text:style-name="P19"><text:tab/>}</text:p>
      <text:p text:style-name="P19"><text:tab/>if(p2 != NULL)</text:p>
      <text:p text:style-name="P19"><text:tab/><text:tab/>p2 → link=NULL; </text:p>
      <text:p text:style-name="P19"><text:tab/>if(p3 != NULL)</text:p>
      <text:p text:style-name="P19"><text:tab/><text:tab/>p3 → link=NULL; </text:p>
      <text:p text:style-name="P19"><text:tab/>*start1=NULL; </text:p>
      <text:p text:style-name="P19">}</text:p>
      <text:p text:style-name="P19"/>
      <text:p text:style-name="P19">struct node *createList(struct node *start) {</text:p>
      <text:p text:style-name="P19"><text:soft-page-break/><text:tab/>int i, n, data; </text:p>
      <text:p text:style-name="P19"><text:tab/>printf("\nEnter the number of nodes : "); </text:p>
      <text:p text:style-name="P19"><text:tab/>scanf("%d", &amp;n); </text:p>
      <text:p text:style-name="P19"><text:tab/>start=NULL; </text:p>
      <text:p text:style-name="P19"><text:tab/>if(n == 0)</text:p>
      <text:p text:style-name="P19"><text:tab/><text:tab/>return start; </text:p>
      <text:p text:style-name="P19"/>
      <text:p text:style-name="P19"><text:tab/>printf("\nEnter the element to be inserted : "); </text:p>
      <text:p text:style-name="P19"><text:tab/>scanf("%d", &amp;data); </text:p>
      <text:p text:style-name="P19"><text:tab/>start=addAtBeg(start, data); </text:p>
      <text:p text:style-name="P19"/>
      <text:p text:style-name="P19"><text:tab/>for(i=2; i &lt;= n; i++) {</text:p>
      <text:p text:style-name="P19"><text:tab/><text:tab/>printf("\nEnter the element to be inserted : "); </text:p>
      <text:p text:style-name="P19">scanf("%d", &amp;data); </text:p>
      <text:p text:style-name="P19"><text:tab/><text:tab/>start=addAtEnd(start, data); <text:tab/></text:p>
      <text:p text:style-name="P19"><text:tab/>}</text:p>
      <text:p text:style-name="P19"><text:tab/>return start; </text:p>
      <text:p text:style-name="P19">}</text:p>
      <text:p text:style-name="P19"/>
      <text:p text:style-name="P19">void display(struct node *start) {</text:p>
      <text:p text:style-name="P19"><text:tab/>struct node *p; </text:p>
      <text:p text:style-name="P19"><text:tab/>if(start == NULL) {</text:p>
      <text:p text:style-name="P19"><text:tab/><text:tab/>printf("\nEmpty\n"); </text:p>
      <text:p text:style-name="P19"><text:tab/><text:tab/>return; </text:p>
      <text:p text:style-name="P19"><text:tab/>}</text:p>
      <text:p text:style-name="P19"><text:tab/>p=start; </text:p>
      <text:p text:style-name="P19"><text:tab/>while(p != NULL) {</text:p>
      <text:p text:style-name="P19"><text:tab/><text:tab/>printf("\n%d ", p → info); </text:p>
      <text:p text:style-name="P19"><text:tab/><text:tab/>p=p → link; </text:p>
      <text:p text:style-name="P19"><text:tab/>}</text:p>
      <text:p text:style-name="P19"><text:tab/>printf("\n\n"); </text:p>
      <text:p text:style-name="P19">}</text:p>
      <text:p text:style-name="P19"/>
      <text:p text:style-name="P19">struct node *addAtBeg(struct node *start, int data) {</text:p>
      <text:p text:style-name="P19"><text:tab/>struct node *tmp; </text:p>
      <text:p text:style-name="P19"><text:tab/>tmp=(struct node *) malloc (sizeof(struct node)); </text:p>
      <text:p text:style-name="P19"><text:tab/>tmp → info=data; </text:p>
      <text:p text:style-name="P19"><text:tab/>tmp → link=start; </text:p>
      <text:p text:style-name="P19"><text:tab/>start=tmp; </text:p>
      <text:p text:style-name="P19"><text:tab/>return start; </text:p>
      <text:p text:style-name="P19">}/</text:p>
      <text:p text:style-name="P19"/>
      <text:p text:style-name="P19">struct node *addAtEnd(struct node *start, int data) {</text:p>
      <text:p text:style-name="P19"><text:tab/>struct node *p, *tmp; </text:p>
      <text:p text:style-name="P19"><text:tab/>tmp=(struct node *) malloc (sizeof(struct node)); </text:p>
      <text:p text:style-name="P19"><text:tab/>tmp → info=data; </text:p>
      <text:p text:style-name="P19"><text:tab/>p=start; </text:p>
      <text:p text:style-name="P19"><text:soft-page-break/><text:tab/>while(p → link != NULL)</text:p>
      <text:p text:style-name="P19"><text:tab/><text:tab/>p=p → link; </text:p>
      <text:p text:style-name="P19"><text:tab/>p → link=tmp; </text:p>
      <text:p text:style-name="P19"><text:tab/>tmp → link=NULL; </text:p>
      <text:p text:style-name="P19"><text:tab/>return start; </text:p>
      <text:p text:style-name="P19">}</text:p>
      <text:p text:style-name="P19"/>
      <text:p text:style-name="P20"><text:span text:style-name="T22">int </text:span>main() {</text:p>
      <text:p text:style-name="P20"><text:tab/>struct node *start1=NULL, *start2=NULL, *start3=NULL; <text:tab/></text:p>
      <text:p text:style-name="P20"><text:tab/>start1=createList(start1); </text:p>
      <text:p text:style-name="P20"><text:tab/>display(start1); </text:p>
      <text:p text:style-name="P20"><text:tab/>PositiveNegative(&amp;start1, &amp;start2, &amp;start3); </text:p>
      <text:p text:style-name="P20"><text:tab/>printf("\nList L1 is "); </text:p>
      <text:p text:style-name="P20"><text:tab/>display(start1); </text:p>
      <text:p text:style-name="P20"><text:tab/>printf("\nList L2 is : "); </text:p>
      <text:p text:style-name="P20"><text:tab/>display(start2); </text:p>
      <text:p text:style-name="P20"><text:tab/>printf("\nList L3 is : "); </text:p>
      <text:p text:style-name="P20"><text:tab/>display(start3); </text:p>
      <text:p text:style-name="P20">}</text:p>
      <text:p text:style-name="P20"/>
      <text:p text:style-name="P40"><text:span text:style-name="T25">Chap 3 - Q </text:span><text:span text:style-name="T24">2</text:span><text:span text:style-name="T27">9</text:span><text:span text:style-name="T26">]</text:span></text:p>
      <text:p text:style-name="P40"><text:span text:style-name="T26"/></text:p>
      <text:p text:style-name="P40"><text:span text:style-name="T29">void </text:span>Split(struct node *start, struct node **start1) {</text:p>
      <text:p text:style-name="P40"><text:tab/>struct node *slow, *fast; </text:p>
      <text:p text:style-name="P40"><text:tab/>if(start→l ink == NULL) </text:p>
      <text:p text:style-name="P40"><text:tab/><text:tab/>return 0; </text:p>
      <text:p text:style-name="P40"><text:tab/>slow = fast = start; </text:p>
      <text:p text:style-name="P40"><text:tab/>while(fast → link != NULL &amp;&amp; fast→link→link != NULL) {</text:p>
      <text:p text:style-name="P40"><text:tab/><text:tab/>slow = slow → link; </text:p>
      <text:p text:style-name="P40"><text:tab/><text:tab/>fast = fast → link → link; </text:p>
      <text:p text:style-name="P40"><text:tab/>}</text:p>
      <text:p text:style-name="P40"><text:tab/>*start1 = slow → link; </text:p>
      <text:p text:style-name="P40"><text:tab/>slow → link = NULL; </text:p>
      <text:p text:style-name="P40">}</text:p>
      <text:p text:style-name="P40"/>
      <text:p text:style-name="P41"><text:span text:style-name="T25">Chap 3 - Q </text:span><text:span text:style-name="T28">37</text:span><text:span text:style-name="T26">]</text:span></text:p>
      <text:p text:style-name="P41"><text:span text:style-name="T26"/></text:p>
      <text:p text:style-name="P41">#include&lt;stdio.h&gt;</text:p>
      <text:p text:style-name="P41">#include&lt;stdlib.h&gt;</text:p>
      <text:p text:style-name="P41">#include&lt;string.h&gt;</text:p>
      <text:p text:style-name="P41"/>
      <text:p text:style-name="P41">struct node{</text:p>
      <text:p text:style-name="P41"><text:s text:c="4"/>int roll; </text:p>
      <text:p text:style-name="P41"><text:s text:c="4"/>char name[10]; </text:p>
      <text:p text:style-name="P41"><text:s text:c="4"/>int marks[3]; </text:p>
      <text:p text:style-name="P41"><text:s text:c="4"/>int pass; </text:p>
      <text:p text:style-name="P41"><text:soft-page-break/><text:s text:c="4"/>struct node *link; </text:p>
      <text:p text:style-name="P41">}; </text:p>
      <text:p text:style-name="P41">struct node *start=NULL; </text:p>
      <text:p text:style-name="P41"/>
      <text:p text:style-name="P41">struct node *insert(struct node *start, int roll2, char name1[], int marks1[], int pass1) {</text:p>
      <text:p text:style-name="P41"><text:s text:c="4"/>struct node *tmp, *p; </text:p>
      <text:p text:style-name="P41"><text:s text:c="4"/>tmp=(struct node *)malloc(sizeof(struct node)); </text:p>
      <text:p text:style-name="P41"><text:s text:c="4"/>tmp → roll=roll2; </text:p>
      <text:p text:style-name="P41"><text:s text:c="4"/>strcpy(tmp → name, name1); </text:p>
      <text:p text:style-name="P41"><text:s text:c="4"/>for(int i=0; i&lt;3; i++)</text:p>
      <text:p text:style-name="P41"><text:s text:c="4"/>tmp → marks[i]=marks1[i]; </text:p>
      <text:p text:style-name="P41"><text:s text:c="4"/>tmp → pass=pass1; </text:p>
      <text:p text:style-name="P41"><text:s text:c="4"/>if(start == NULL) {</text:p>
      <text:p text:style-name="P41"><text:s text:c="8"/>tmp → link=start; </text:p>
      <text:p text:style-name="P41"><text:s text:c="8"/>start=tmp; </text:p>
      <text:p text:style-name="P41"><text:s text:c="8"/>return start; </text:p>
      <text:p text:style-name="P41"><text:s text:c="4"/>}</text:p>
      <text:p text:style-name="P41"><text:s text:c="4"/>p=start; </text:p>
      <text:p text:style-name="P41"><text:s text:c="4"/>while(p → link!=NULL)</text:p>
      <text:p text:style-name="P41"><text:s text:c="8"/>p=p → link; </text:p>
      <text:p text:style-name="P41"><text:s text:c="4"/>tmp → link=p → link; </text:p>
      <text:p text:style-name="P41"><text:s text:c="4"/>p → link=tmp; </text:p>
      <text:p text:style-name="P41"><text:s text:c="4"/>return start; </text:p>
      <text:p text:style-name="P41">}</text:p>
      <text:p text:style-name="P41"/>
      <text:p text:style-name="P41">int countPass(struct node *start) {</text:p>
      <text:p text:style-name="P41"><text:s text:c="4"/>int count=0; </text:p>
      <text:p text:style-name="P41"><text:s text:c="4"/>struct node *p; </text:p>
      <text:p text:style-name="P41"><text:s text:c="4"/>p=start; </text:p>
      <text:p text:style-name="P41"><text:s text:c="4"/>while(p!=NULL) {</text:p>
      <text:p text:style-name="P41"><text:s text:c="8"/>if(p → pass == 1) {</text:p>
      <text:p text:style-name="P41"><text:s text:c="12"/>count++; </text:p>
      <text:p text:style-name="P41"><text:s text:c="12"/>p=p → link; </text:p>
      <text:p text:style-name="P41"><text:s text:c="8"/>}</text:p>
      <text:p text:style-name="P41"><text:s text:c="8"/>p=p → link; </text:p>
      <text:p text:style-name="P41"><text:s text:c="4"/>}</text:p>
      <text:p text:style-name="P41"><text:s text:c="4"/>return count; </text:p>
      <text:p text:style-name="P41">}</text:p>
      <text:p text:style-name="P41"/>
      <text:p text:style-name="P41">int main() {</text:p>
      <text:p text:style-name="P41"><text:s text:c="4"/>int ch, roll, marks[3], i=0, avg=0, count, pass; </text:p>
      <text:p text:style-name="P41"><text:s text:c="4"/>char name[10]; </text:p>
      <text:p text:style-name="P41"><text:s text:c="4"/>while(1) {</text:p>
      <text:p text:style-name="P41"><text:s text:c="8"/>printf("\n1 <text:s/>→ <text:s/>insert , 2 <text:s/>→ <text:s/>count , 3 → <text:s/>exit\n"); </text:p>
      <text:p text:style-name="P41"><text:s text:c="8"/>scanf("%d", &amp;ch); </text:p>
      <text:p text:style-name="P41"><text:soft-page-break/><text:s text:c="8"/>switch(ch) {</text:p>
      <text:p text:style-name="P41"><text:s text:c="8"/>case 1:</text:p>
      <text:p text:style-name="P41"><text:s text:c="12"/>printf("\nenter in seq <text:s/>→ <text:s/>roll, name, marks\n"); </text:p>
      <text:p text:style-name="P41"><text:s text:c="12"/>scanf("%d", &amp;roll); </text:p>
      <text:p text:style-name="P41"><text:s text:c="12"/>scanf("%s", name); </text:p>
      <text:p text:style-name="P42"><text:s text:c="12"/>for(i=0; i&lt;3; i++){</text:p>
      <text:p text:style-name="P42"><text:tab/><text:tab/>scanf("%d", &amp;marks[i]); </text:p>
      <text:p text:style-name="P42"><text:tab/><text:tab/>avg=avg+marks[i]; </text:p>
      <text:p text:style-name="P42"><text:tab/>}</text:p>
      <text:p text:style-name="P41"><text:s text:c="12"/>pass=(avg/3 &gt;= 40?1:0); </text:p>
      <text:p text:style-name="P41"><text:s text:c="12"/>start=insert(start, roll, name, marks, pass); </text:p>
      <text:p text:style-name="P41"><text:s text:c="12"/>break; </text:p>
      <text:p text:style-name="P41"><text:s text:c="8"/>case 2:</text:p>
      <text:p text:style-name="P41"><text:s text:c="12"/>count=countPass(start); </text:p>
      <text:p text:style-name="P41"><text:s text:c="12"/>printf("\nno. of students passed : %d\n", count); </text:p>
      <text:p text:style-name="P41"><text:s text:c="12"/>break; </text:p>
      <text:p text:style-name="P41"><text:s text:c="8"/>case 3:</text:p>
      <text:p text:style-name="P41"><text:s text:c="12"/>exit(1); </text:p>
      <text:p text:style-name="P41"><text:s text:c="8"/>}</text:p>
      <text:p text:style-name="P41"><text:s text:c="4"/>}</text:p>
      <text:p text:style-name="P41">}</text:p>
      <text:p text:style-name="P19"/>
      <text:p text:style-name="P29"><text:span text:style-name="T7">Chap 4 - Q </text:span><text:span text:style-name="T8">2</text:span><text:span text:style-name="T7">0] </text:span><text:span text:style-name="T19">// Program for to convert of postfix expression to prefix expression.</text:span></text:p>
      <text:p text:style-name="P21"/>
      <text:p text:style-name="P22">#include&lt;stdio.h&gt;</text:p>
      <text:p text:style-name="P22">#include&lt;string.h&gt;</text:p>
      <text:p text:style-name="P22">#include&lt;math.h&gt;</text:p>
      <text:p text:style-name="P22">#include&lt;stdlib.h&gt;</text:p>
      <text:p text:style-name="P22"/>
      <text:p text:style-name="P22">#define BLANK ' '</text:p>
      <text:p text:style-name="P22">#define TAB '\t'</text:p>
      <text:p text:style-name="P22">#define MAX 50</text:p>
      <text:p text:style-name="P22"/>
      <text:p text:style-name="P22">char *pop(); </text:p>
      <text:p text:style-name="P22">char postfix[MAX]; </text:p>
      <text:p text:style-name="P22">char stack[MAX][MAX]; </text:p>
      <text:p text:style-name="P22">int top; </text:p>
      <text:p text:style-name="P22"/>
      <text:p text:style-name="P22">void postfix_to_prefix()</text:p>
      <text:p text:style-name="P22">{</text:p>
      <text:p text:style-name="P22"><text:tab/>unsigned int i; </text:p>
      <text:p text:style-name="P22"><text:tab/>char operand1[MAX], operand2[MAX]; </text:p>
      <text:p text:style-name="P22"><text:tab/>char symbol; </text:p>
      <text:p text:style-name="P22"><text:tab/>char temp[2]; </text:p>
      <text:p text:style-name="P22"><text:tab/>char strin[MAX]; </text:p>
      <text:p text:style-name="P22"><text:soft-page-break/><text:tab/>for(i=0; i&lt;strlen(postfix); i++) {</text:p>
      <text:p text:style-name="P22"><text:tab/><text:tab/>symbol=postfix[i]; </text:p>
      <text:p text:style-name="P22"><text:tab/><text:tab/>temp[0]=symbol; </text:p>
      <text:p text:style-name="P22"><text:tab/><text:tab/>temp[1]='\0'; <text:tab/><text:tab/><text:tab/></text:p>
      <text:p text:style-name="P22"><text:tab/><text:tab/>if(!whiteSpace(symbol)) {</text:p>
      <text:p text:style-name="P22"><text:tab/><text:tab/><text:tab/>switch(symbol) {</text:p>
      <text:p text:style-name="P22"><text:tab/><text:tab/><text:tab/>case '+':</text:p>
      <text:p text:style-name="P22"><text:tab/><text:tab/><text:tab/>case '-':</text:p>
      <text:p text:style-name="P22"><text:tab/><text:tab/><text:tab/>case '*':</text:p>
      <text:p text:style-name="P22"><text:tab/><text:tab/><text:tab/>case '/':</text:p>
      <text:p text:style-name="P22"><text:tab/><text:tab/><text:tab/>case '%':</text:p>
      <text:p text:style-name="P22"><text:tab/><text:tab/><text:tab/>case '^':</text:p>
      <text:p text:style-name="P22"><text:tab/><text:tab/><text:tab/><text:tab/>strcpy(operand1, pop()); </text:p>
      <text:p text:style-name="P22"><text:tab/><text:tab/><text:tab/><text:tab/>strcpy(operand2, pop()); </text:p>
      <text:p text:style-name="P22"><text:tab/><text:tab/><text:tab/><text:tab/>strcpy(strin, temp); </text:p>
      <text:p text:style-name="P22"><text:tab/><text:tab/><text:tab/><text:tab/>strcat(strin, operand2); </text:p>
      <text:p text:style-name="P22"><text:tab/><text:tab/><text:tab/><text:tab/>strcat(strin, operand1); </text:p>
      <text:p text:style-name="P22"><text:tab/><text:tab/><text:tab/><text:tab/>push(strin); </text:p>
      <text:p text:style-name="P22"><text:tab/><text:tab/><text:tab/><text:tab/>break; </text:p>
      <text:p text:style-name="P22"><text:tab/><text:tab/><text:tab/>default:</text:p>
      <text:p text:style-name="P22"><text:tab/><text:tab/><text:tab/> <text:s text:c="4"/>push(temp); </text:p>
      <text:p text:style-name="P22"><text:tab/><text:tab/><text:tab/>}}}</text:p>
      <text:p text:style-name="P22"><text:tab/>printf("\nprefix : "); </text:p>
      <text:p text:style-name="P22"><text:tab/>puts(stack[0]); </text:p>
      <text:p text:style-name="P22">}</text:p>
      <text:p text:style-name="P22"/>
      <text:p text:style-name="P22"/>
      <text:p text:style-name="P22">void push(char *str) {</text:p>
      <text:p text:style-name="P22"><text:tab/>if(top &gt; MAX) {</text:p>
      <text:p text:style-name="P22"><text:tab/><text:tab/>printf("\nStack overflow\n"); </text:p>
      <text:p text:style-name="P22"><text:tab/><text:tab/>exit(1); </text:p>
      <text:p text:style-name="P22"><text:tab/>}</text:p>
      <text:p text:style-name="P22"><text:tab/>else {</text:p>
      <text:p text:style-name="P22"><text:tab/><text:tab/>top = top + 1; </text:p>
      <text:p text:style-name="P22"><text:tab/><text:tab/>strcpy( stack[top], str); </text:p>
      <text:p text:style-name="P22"><text:tab/>}</text:p>
      <text:p text:style-name="P22">}</text:p>
      <text:p text:style-name="P22"/>
      <text:p text:style-name="P22">char *pop() {</text:p>
      <text:p text:style-name="P22"><text:tab/>if(top == -1 ) {</text:p>
      <text:p text:style-name="P22"><text:tab/><text:tab/>printf("\nStack underflow \n"); </text:p>
      <text:p text:style-name="P22"><text:tab/><text:tab/>exit(2); </text:p>
      <text:p text:style-name="P22"><text:tab/>}</text:p>
      <text:p text:style-name="P22"><text:tab/>else</text:p>
      <text:p text:style-name="P22"><text:tab/><text:tab/>return (stack[top--]); </text:p>
      <text:p text:style-name="P22">}</text:p>
      <text:p text:style-name="P22">int isEmpty() {</text:p>
      <text:p text:style-name="P22"><text:soft-page-break/><text:tab/>if(top == -1)</text:p>
      <text:p text:style-name="P22"><text:tab/><text:tab/>return 1; </text:p>
      <text:p text:style-name="P22"><text:tab/>else</text:p>
      <text:p text:style-name="P22"><text:tab/><text:tab/>return 0; </text:p>
      <text:p text:style-name="P22">}</text:p>
      <text:p text:style-name="P22">int whiteSpace(char symbol) {</text:p>
      <text:p text:style-name="P22"><text:tab/>if( symbol == BLANK || symbol == TAB || symbol == '\0')</text:p>
      <text:p text:style-name="P22"><text:tab/><text:tab/>return 1; </text:p>
      <text:p text:style-name="P22"><text:tab/>else</text:p>
      <text:p text:style-name="P22"><text:tab/><text:tab/>return 0; </text:p>
      <text:p text:style-name="P22">}</text:p>
      <text:p text:style-name="P22"/>
      <text:p text:style-name="P23"><text:span text:style-name="T20">int </text:span>main() {</text:p>
      <text:p text:style-name="P23"><text:tab/>top = -1; </text:p>
      <text:p text:style-name="P23"><text:tab/>printf("\nEnter postfix : "); </text:p>
      <text:p text:style-name="P23"><text:tab/>gets(postfix); </text:p>
      <text:p text:style-name="P23"><text:tab/>postfix_to_prefix(); </text:p>
      <text:p text:style-name="P23"/>
      <text:p text:style-name="P24">}</text:p>
      <text:p text:style-name="P22"/>
      <text:p text:style-name="P31"><text:span text:style-name="T7">Chap 5 - Q 50] </text:span><text:span text:style-name="T15">Write a recursive function to delete a node from a single linked list.</text:span></text:p>
      <text:p text:style-name="P32"/>
      <text:p text:style-name="P32">struct node *del(struct node *p, int item) {</text:p>
      <text:p text:style-name="P32"><text:tab/>struct node *tmp; </text:p>
      <text:p text:style-name="P32"><text:tab/>if(p == NULL)</text:p>
      <text:p text:style-name="P32"><text:tab/><text:tab/>return NULL; </text:p>
      <text:p text:style-name="P32"><text:tab/>if(p → info == item) {</text:p>
      <text:p text:style-name="P32"><text:tab/><text:tab/>tmp = p → link; </text:p>
      <text:p text:style-name="P32"><text:tab/><text:tab/>free(p); </text:p>
      <text:p text:style-name="P32"><text:tab/><text:tab/>return tmp; </text:p>
      <text:p text:style-name="P32"><text:tab/>}</text:p>
      <text:p text:style-name="P32"><text:tab/>p → link = del(p → link, item); </text:p>
      <text:p text:style-name="P33"><text:tab/>return p; </text:p>
      <text:p text:style-name="P35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13" draw:name="Shape1" draw:style-name="Mgr1" draw:text-style-name="MP1" svg:width="5.24cm" svg:height="0.976cm" svg:x="12.076cm" svg:y="-0.422cm"><draw:text-box><text:p>Vipul Chodankar, SE COMP</text:p><text:p>181105066, Batch D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6T22:34:03.668811426</meta:creation-date>
    <meta:generator>LibreOffice/6.3.2.2$Linux_X86_64 LibreOffice_project/30$Build-2</meta:generator>
    <dc:date>2019-10-18T02:21:42.525594652</dc:date>
    <meta:editing-duration>PT2H6M56S</meta:editing-duration>
    <meta:editing-cycles>93</meta:editing-cycles>
    <meta:document-statistic meta:table-count="0" meta:image-count="0" meta:object-count="0" meta:page-count="14" meta:paragraph-count="575" meta:word-count="1788" meta:character-count="11839" meta:non-whitespace-character-count="9102"/>
  </office:meta>
</office:document-meta>
</file>